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6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e6ff00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e6ff00" style:text-align-source="fix" style:repeat-content="false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ff00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ducation - Completed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7" table:default-cell-style-name="ce8"/>
        <table:table-column table:style-name="co2" table:number-columns-repeated="1010" table:default-cell-style-name="Default"/>
        <table:table-row table:style-name="ro1">
          <table:table-cell table:style-name="ce1" office:value-type="string">
            <text:p>Highest Level of School Completed</text:p>
          </table:table-cell>
          <table:table-cell table:style-name="Default"/>
          <table:table-cell table:style-name="ce9"/>
          <table:table-cell office:value-type="string">
            <text:p>Count: 978</text:p>
          </table:table-cell>
          <table:table-cell table:style-name="ce9" office:value-type="string">
            <text:p>Responses: 714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&lt; High School</text:p>
          </table:table-cell>
          <table:table-cell table:style-name="ce5" office:value-type="string">
            <text:p>High School</text:p>
          </table:table-cell>
          <table:table-cell table:style-name="ce5" office:value-type="string">
            <text:p>Undergraduate</text:p>
          </table:table-cell>
          <table:table-cell table:style-name="ce5" office:value-type="string">
            <text:p>Associate's</text:p>
          </table:table-cell>
          <table:table-cell table:style-name="ce5" office:value-type="string">
            <text:p>Graduate</text:p>
          </table:table-cell>
          <table:table-cell table:style-name="ce5" office:value-type="string">
            <text:p>Doctoral</text:p>
          </table:table-cell>
          <table:table-cell table:style-name="ce5" office:value-type="string">
            <text:p>Post-Doctoral</text:p>
          </table:table-cell>
          <table:table-cell table:style-name="ce11" office:value-type="string">
            <text:p>Total</text:p>
          </table:table-cell>
          <table:table-cell table:style-name="ce5" table:number-columns-repeated="6"/>
          <table:table-cell table:style-name="ce2"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239">
            <text:p>23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8">
            <text:p>18</text:p>
          </table:table-cell>
          <table:table-cell table:style-name="ce12" table:formula="of:=SUM([.A3:.G3])" office:value-type="float" office:value="714">
            <text:p>714</text:p>
          </table:table-cell>
          <table:table-cell table:style-name="ce6" table:number-columns-repeated="6"/>
          <table:table-cell table:style-name="ce3" table:number-columns-repeated="1010"/>
        </table:table-row>
        <table:table-row table:style-name="ro3">
          <table:table-cell table:style-name="ce4">
            <draw:frame table:end-cell-address="'Education - Completed'.F27" table:end-x="0.8618in" table:end-y="0.1374in" draw:z-index="0" draw:style-name="gr1" svg:width="5.7102in" svg:height="4.2043in" svg:x="0in" svg:y="0.0398in">
              <draw:object draw:notify-on-update-of-ranges="'Education - Completed'.A2:'Education - Completed'.G2 'Education - Completed'.A3:'Education - Completed'.G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 table:number-columns-repeated="6"/>
          <table:table-cell table:style-name="ce13"/>
          <table:table-cell table:style-name="ce15" table:number-columns-repeated="6"/>
          <table:table-cell table:style-name="ce16" table:number-columns-repeated="1010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3"/>
          <table:table-cell table:style-name="ce10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53">
          <table:table-cell table:number-columns-repeated="1024"/>
        </table:table-row>
        <table:table-row table:style-name="ro3">
          <table:table-cell/>
          <table:table-cell table:style-name="Default"/>
          <table:table-cell table:style-name="ce10"/>
          <table:table-cell table:style-name="Default" table:number-columns-repeated="4"/>
          <table:table-cell table:style-name="ce14"/>
          <table:table-cell table:number-columns-repeated="1016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225">
          <table:table-cell table:number-columns-repeated="1024"/>
        </table:table-row>
        <table:table-row table:style-name="ro2">
          <table:table-cell table:number-columns-repeated="4"/>
          <table:table-cell table:formula="of:=SUM([.E4:.E515])" office:value-type="float" office:value="0">
            <text:p>0</text:p>
          </table:table-cell>
          <table:table-cell table:number-columns-repeated="1019"/>
        </table:table-row>
        <table:table-row table:style-name="ro2" table:number-rows-repeated="34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0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ion - Pursuing" table:style-name="ta1" table:print="false">
        <table:table-column table:style-name="co2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7" table:default-cell-style-name="ce8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Education – Pursuing</text:p>
          </table:table-cell>
          <table:table-cell table:style-name="ce9"/>
          <table:table-cell office:value-type="string">
            <text:p>Count: 978</text:p>
          </table:table-cell>
          <table:table-cell table:style-name="ce9" office:value-type="string">
            <text:p>Responses: 71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High School</text:p>
          </table:table-cell>
          <table:table-cell table:style-name="ce5" office:value-type="string">
            <text:p>Undergraduate</text:p>
          </table:table-cell>
          <table:table-cell table:style-name="ce5" office:value-type="string">
            <text:p>Associate's</text:p>
          </table:table-cell>
          <table:table-cell table:style-name="ce5" office:value-type="string">
            <text:p>Graduate</text:p>
          </table:table-cell>
          <table:table-cell table:style-name="ce5" office:value-type="string">
            <text:p>Doctoral</text:p>
          </table:table-cell>
          <table:table-cell table:style-name="ce5" office:value-type="string">
            <text:p>Post-Doctoral</text:p>
          </table:table-cell>
          <table:table-cell table:style-name="ce11" office:value-type="string">
            <text:p>Total</text:p>
          </table:table-cell>
          <table:table-cell table:style-name="ce5" table:number-columns-repeated="6"/>
          <table:table-cell table:style-name="ce2" table:number-columns-repeated="1011"/>
        </table:table-row>
        <table:table-row table:style-name="ro3">
          <table:table-cell table:style-name="ce17" office:value-type="float" office:value="10">
            <text:p>10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1">
            <text:p>1</text:p>
          </table:table-cell>
          <table:table-cell table:style-name="ce18" table:formula="of:=SUM([.A3:.F3])" office:value-type="float" office:value="144">
            <text:p>144</text:p>
          </table:table-cell>
          <table:table-cell table:style-name="ce17" table:number-columns-repeated="6"/>
          <table:table-cell table:style-name="ce19" table:number-columns-repeated="1011"/>
        </table:table-row>
        <table:table-row table:style-name="ro2">
          <table:table-cell>
            <draw:frame table:end-cell-address="'Education - Pursuing'.F26" table:end-x="1.1476in" table:end-y="0.0622in" draw:z-index="0" draw:style-name="gr1" svg:width="5.7496in" svg:height="3.9087in" svg:x="0.0539in" svg:y="0.05in">
              <draw:object draw:notify-on-update-of-ranges="'Education - Pursuing'.A2:'Education - Pursuing'.F2 'Education - Pursuing'.A3:'Education - Pursuing'.F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9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4"/>
          <table:table-cell table:style-name="ce14"/>
          <table:table-cell table:number-columns-repeated="1017"/>
        </table:table-row>
        <table:table-row table:style-name="ro2" table:number-rows-repeated="45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225">
          <table:table-cell table:number-columns-repeated="1024"/>
        </table:table-row>
        <table:table-row table:style-name="ro2">
          <table:table-cell table:number-columns-repeated="3"/>
          <table:table-cell table:formula="of:=SUM([.D4:.D506])" office:value-type="float" office:value="0">
            <text:p>0</text:p>
          </table:table-cell>
          <table:table-cell table:number-columns-repeated="1020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0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4:1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tarina Mota</meta:initial-creator>
    <meta:creation-date>2012-04-04T18:51:59</meta:creation-date>
    <dc:date>2013-03-13T14:15:05</dc:date>
    <dc:creator>Catarina Mota</dc:creator>
    <meta:editing-duration>PT17H34M18S</meta:editing-duration>
    <meta:editing-cycles>301</meta:editing-cycles>
    <meta:generator>NeoOffice/3.3$Unix OpenOffice.org_project/Patch 0</meta:generator>
    <meta:document-statistic meta:table-count="2" meta:cell-count="38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include-hidden-cells="false" chart:auto-position="true" chart:auto-size="true" chart:series-source="rows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 chart:label-position="center"/>
      <style:graphic-properties draw:stroke="none" draw:fill-color="#004586" dr3d:edge-rounding="0%"/>
      <style:text-properties fo:font-family="Verdana" style:font-style-name="Regular" fo:font-size="8pt" fo:font-weight="bold" style:font-size-asian="6pt" style:font-size-complex="6pt"/>
    </style:style>
    <style:style style:name="ch9" style:family="chart">
      <style:chart-properties chart:solid-type="cuboid" chart:label-position="outside"/>
      <style:graphic-properties draw:fill-color="#004586"/>
    </style:style>
    <style:style style:name="ch10" style:family="chart">
      <style:chart-properties chart:solid-type="cuboid" chart:data-label-number="percentage" chart:data-label-text="true" chart:data-label-symbol="false">
        <chart:label-separator>
          <text:p><text:line-break/></text:p>
        </chart:label-separator>
      </style:chart-properties>
      <style:graphic-properties draw:fill-color="#ff420e"/>
    </style:style>
    <style:style style:name="ch11" style:family="chart">
      <style:chart-properties chart:solid-type="cuboid" chart:data-label-number="percentage" chart:data-label-text="true" chart:data-label-symbol="false">
        <chart:label-separator>
          <text:p><text:line-break/></text:p>
        </chart:label-separator>
      </style:chart-properties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 chart:data-label-number="percentage" chart:data-label-text="true" chart:data-label-symbol="false">
        <chart:label-separator>
          <text:p><text:line-break/></text:p>
        </chart:label-separator>
      </style:chart-properties>
      <style:graphic-properties draw:fill-color="#7e0021"/>
    </style:style>
    <style:style style:name="ch14" style:family="chart">
      <style:chart-properties chart:solid-type="cuboid" chart:label-position="outside"/>
      <style:graphic-properties draw:fill-color="#83caff"/>
    </style:style>
    <style:style style:name="ch15" style:family="chart">
      <style:chart-properties chart:solid-type="cuboid" chart:label-position="outside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505cm" svg:height="10.68cm" chart:class="chart:circle" chart:style-name="ch1">
        <chart:title svg:x="3.667cm" svg:y="0.214cm" chart:style-name="ch2">
          <text:p>Highest Level of School Completed</text:p>
        </chart:title>
        <chart:legend chart:legend-position="end" svg:x="11.624cm" svg:y="3.842cm" chart:style-name="ch3"/>
        <chart:plot-area chart:style-name="ch4" table:cell-range-address="'Education - Completed'.A2:'Education - Completed'.G3" chart:data-source-has-labels="row" svg:x="0.29cm" svg:y="0.93cm" svg:width="11.045cm" svg:height="9.32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Education - Completed'.A2:'Education - Completed'.G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Education - Completed'.A3:'Education - Completed'.G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ducation - Completed'.A2:'Education - Completed'.G2">&lt; High School</text:p>
              </table:table-cell>
              <table:table-cell office:value-type="string">
                <text:p>High School</text:p>
              </table:table-cell>
              <table:table-cell office:value-type="string">
                <text:p>Undergraduate</text:p>
              </table:table-cell>
              <table:table-cell office:value-type="string">
                <text:p>Associate's</text:p>
              </table:table-cell>
              <table:table-cell office:value-type="string">
                <text:p>Graduate</text:p>
              </table:table-cell>
              <table:table-cell office:value-type="string">
                <text:p>Doctoral</text:p>
              </table:table-cell>
              <table:table-cell office:value-type="string">
                <text:p>Post-Doctoral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23">
                <text:p text:id="'Education - Completed'.A3:'Education - Completed'.G3">23</text:p>
              </table:table-cell>
              <table:table-cell office:value-type="float" office:value="171">
                <text:p>171</text:p>
              </table:table-cell>
              <table:table-cell office:value-type="float" office:value="239">
                <text:p>239</text:p>
              </table:table-cell>
              <table:table-cell office:value-type="float" office:value="47">
                <text:p>47</text:p>
              </table:table-cell>
              <table:table-cell office:value-type="float" office:value="189">
                <text:p>189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include-hidden-cells="false" chart:auto-position="true" chart:auto-size="true" chart:series-source="rows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 chart:label-position="outside"/>
      <style:graphic-properties draw:stroke="none" draw:fill-color="#004586" dr3d:edge-rounding="0%"/>
      <style:text-properties fo:font-family="Verdana" style:font-style-name="Regular" fo:font-size="8pt" fo:font-weight="bold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 chart:data-label-number="percentage" chart:data-label-text="true" chart:data-label-symbol="false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chart-properties chart:solid-type="cuboid" chart:data-label-number="percentage" chart:data-label-text="true" chart:data-label-symbol="false" chart:label-position="center"/>
      <style:graphic-properties draw:fill-color="#579d1c"/>
    </style:style>
    <style:style style:name="ch13" style:family="chart">
      <style:chart-properties chart:solid-type="cuboid" chart:data-label-number="percentage" chart:data-label-text="true" chart:data-label-symbol="false" chart:label-position="center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4.605cm" svg:height="9.929cm" chart:class="chart:circle" chart:style-name="ch1">
        <chart:title svg:x="4.414cm" svg:y="0.2cm" chart:style-name="ch2">
          <text:p>Currently Studying</text:p>
        </chart:title>
        <chart:legend chart:legend-position="end" svg:x="11.722cm" svg:y="3.667cm" chart:style-name="ch3"/>
        <chart:plot-area chart:style-name="ch4" table:cell-range-address="'Education - Pursuing'.A2:'Education - Pursuing'.F3" chart:data-source-has-labels="row" svg:x="0.292cm" svg:y="0.9cm" svg:width="11.139cm" svg:height="8.63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Education - Pursuing'.A2:'Education - Pursuing'.F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Education - Pursuing'.A3:'Education - Pursuing'.F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ducation - Pursuing'.A2:'Education - Pursuing'.F2">High School</text:p>
              </table:table-cell>
              <table:table-cell office:value-type="string">
                <text:p>Undergraduate</text:p>
              </table:table-cell>
              <table:table-cell office:value-type="string">
                <text:p>Associate's</text:p>
              </table:table-cell>
              <table:table-cell office:value-type="string">
                <text:p>Graduate</text:p>
              </table:table-cell>
              <table:table-cell office:value-type="string">
                <text:p>Doctoral</text:p>
              </table:table-cell>
              <table:table-cell office:value-type="string">
                <text:p>Post-Doctoral</text:p>
              </table:table-cell>
            </table:table-row>
          </table:table-header-rows>
          <table:table-rows>
            <table:table-row>
              <table:table-cell office:value-type="string">
                <text:p text:id="">Row 3</text:p>
              </table:table-cell>
              <table:table-cell office:value-type="float" office:value="10">
                <text:p text:id="'Education - Pursuing'.A3:'Education - Pursuing'.F3">10</text:p>
              </table:table-cell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